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Python via .NET 23.3.0 -->
  <office:font-face-decls>
    <style:font-face style:name="Calibri Light" svg:font-family="Calibri Light"/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>
      <style:paragraph-properties fo:margin-top="0cm"/>
    </style:style>
    <style:style style:name="T2_1" style:family="text">
      <style:text-properties fo:color="#ff0000" fo:language="none" fo:language-asian="none" fo:language-complex="none" fo:font-weight="bold" style:font-weight-asian="bold" style:font-weight-complex="bold"/>
    </style:style>
    <style:style style:name="P3" style:family="paragraph" style:parent-style-name="Normal">
      <style:paragraph-properties fo:margin-top="0cm"/>
    </style:style>
    <style:style style:name="T3_1" style:family="text">
      <style:text-properties fo:language="none" fo:language-asian="none" fo:language-complex="none" fo:font-weight="bold" style:font-weight-asian="bold" style:font-weight-complex="bold"/>
    </style:style>
    <style:style style:name="P4" style:family="paragraph" style:parent-style-name="Normal">
      <style:paragraph-properties fo:margin-top="0.423cm"/>
    </style:style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P5" style:family="paragraph" style:parent-style-name="Heading_20_1">
      <style:paragraph-properties fo:margin-top="0.568cm" fo:margin-bottom="0.568cm"/>
    </style:style>
    <style:style style:name="T5_1" style:family="text">
      <style:text-properties fo:font-style="normal" style:font-style-asian="normal" fo:color="#000000" fo:language="none" fo:language-asian="none" fo:language-complex="none"/>
    </style:style>
    <style:style style:name="P6" style:family="paragraph" style:parent-style-name="Normal">
      <style:paragraph-properties fo:margin-top="0.423cm"/>
    </style:style>
    <style:style style:name="T6_1" style:family="text"/>
    <style:style style:name="P7" style:family="paragraph" style:parent-style-name="Normal">
      <style:paragraph-properties fo:text-align="left" fo:text-indent="-0.37cm" fo:margin-top="0.423cm" fo:padding-left="0.035cm" fo:border-left="none" fo:margin-left="1.27cm" fo:margin-right="0cm"/>
    </style:style>
    <style:style style:name="T7_1" style:family="text"/>
    <style:style style:name="P8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8_1" style:family="text"/>
    <style:style style:name="P9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9_1" style:family="text"/>
    <style:style style:name="P10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10_1" style:family="text"/>
    <style:style style:name="P11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11_1" style:family="text"/>
    <style:style style:name="P12" style:family="paragraph" style:parent-style-name="Normal">
      <style:paragraph-properties fo:text-align="left" fo:text-indent="-0.37cm" fo:margin-bottom="0.423cm" fo:padding-left="0.035cm" fo:border-left="none" fo:margin-left="1.27cm" fo:margin-right="0cm"/>
    </style:style>
    <style:style style:name="T12_1" style:family="text"/>
    <style:style style:name="T12_2" style:family="text"/>
    <style:style style:name="T12_3" style:family="text">
      <style:text-properties fo:color="#0000ee" fo:language="none" fo:language-asian="none" fo:language-complex="none" style:text-underline-style="solid" style:text-underline-color="font-color"/>
    </style:style>
    <style:style style:name="T12_4" style:family="text"/>
    <style:style style:name="T12_5" style:family="text"/>
    <style:style style:name="T12_6" style:family="text">
      <style:text-properties fo:color="#0000ee" fo:language="none" fo:language-asian="none" fo:language-complex="none" style:text-underline-style="solid" style:text-underline-color="font-color"/>
    </style:style>
    <style:style style:name="T12_7" style:family="text"/>
    <style:style style:name="P13" style:family="paragraph" style:parent-style-name="Normal">
      <style:paragraph-properties fo:margin-top="0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Normal">
      <style:paragraph-properties fo:margin-top="0.423cm"/>
    </style:style>
    <style:style style:name="T14_1" style:family="text">
      <style:text-properties fo:language="none" fo:language-asian="none" fo:language-complex="none" fo:font-weight="bold" style:font-weight-asian="bold" style:font-weight-complex="bold"/>
    </style:style>
    <style:style style:name="P15" style:family="paragraph" style:parent-style-name="Normal">
      <style:paragraph-properties fo:text-align="left" fo:text-indent="-0.37cm" fo:margin-top="0.423cm" fo:padding-left="0.035cm" fo:border-left="none" fo:margin-left="1.27cm" fo:margin-right="0cm"/>
    </style:style>
    <style:style style:name="T15_1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text-align="left" fo:text-indent="-0.37cm" fo:margin-top="0.423cm" fo:padding-left="0.035cm" fo:border-left="none" fo:margin-left="1.27cm" fo:margin-right="0cm"/>
    </style:style>
    <style:style style:name="T17_1" style:family="text"/>
    <style:style style:name="P18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18_1" style:family="text"/>
    <style:style style:name="P19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19_1" style:family="text"/>
    <style:style style:name="P20" style:family="paragraph" style:parent-style-name="Normal">
      <style:paragraph-properties fo:margin-top="0.423cm"/>
    </style:style>
    <style:style style:name="T20_1" style:family="text">
      <style:text-properties fo:language="none" fo:language-asian="none" fo:language-complex="none" fo:font-weight="bold" style:font-weight-asian="bold" style:font-weight-complex="bold"/>
    </style:style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Normal">
      <style:paragraph-properties fo:text-align="left" fo:text-indent="-0.37cm" fo:margin-top="0.423cm" fo:padding-left="0.035cm" fo:border-left="none" fo:margin-left="1.27cm" fo:margin-right="0cm"/>
    </style:style>
    <style:style style:name="T22_1" style:family="text"/>
    <style:style style:name="P23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23_1" style:family="text"/>
    <style:style style:name="P24" style:family="paragraph" style:parent-style-name="Heading_20_1">
      <style:paragraph-properties fo:margin-top="0.568cm" fo:margin-bottom="0.568cm"/>
    </style:style>
    <style:style style:name="T24_1" style:family="text">
      <style:text-properties fo:font-style="normal" style:font-style-asian="normal" fo:color="#000000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25_1" style:family="text">
      <style:text-properties fo:language="none" fo:language-asian="none" fo:language-complex="none" fo:font-weight="bold" style:font-weight-asian="bold" style:font-weight-complex="bold"/>
    </style:style>
    <style:style style:name="P26" style:family="paragraph" style:parent-style-name="Normal">
      <style:paragraph-properties fo:text-align="left" fo:text-indent="-0.37cm" fo:margin-top="0.423cm" fo:padding-left="0.035cm" fo:border-left="none" fo:margin-left="1.27cm" fo:margin-right="0cm"/>
    </style:style>
    <style:style style:name="T26_1" style:family="text"/>
    <style:style style:name="P27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27_1" style:family="text"/>
    <style:style style:name="P28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28_1" style:family="text"/>
    <style:style style:name="P29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29_1" style:family="text"/>
    <style:style style:name="P30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30_1" style:family="text"/>
    <style:style style:name="P31" style:family="paragraph" style:parent-style-name="Heading_20_2">
      <style:paragraph-properties fo:margin-top="0.527cm" fo:margin-bottom="0.527cm"/>
    </style:style>
    <style:style style:name="T31_1" style:family="text">
      <style:text-properties fo:font-style="normal" style:font-style-asian="normal" fo:color="#000000" fo:language="none" fo:language-asian="none" fo:language-complex="none"/>
    </style:style>
    <style:style style:name="P32" style:family="paragraph" style:parent-style-name="Normal">
      <style:paragraph-properties fo:margin-top="0.423cm"/>
    </style:style>
    <style:style style:name="T32_1" style:family="text"/>
    <style:style style:name="T32_2" style:family="text">
      <style:text-properties fo:language="none" fo:language-asian="none" fo:language-complex="none" fo:font-weight="bold" style:font-weight-asian="bold" style:font-weight-complex="bold"/>
    </style:style>
    <style:style style:name="T32_3" style:family="text"/>
    <style:style style:name="T32_4" style:family="text">
      <style:text-properties fo:language="none" fo:language-asian="none" fo:language-complex="none" fo:font-weight="bold" style:font-weight-asian="bold" style:font-weight-complex="bold"/>
    </style:style>
    <style:style style:name="T32_5" style:family="text"/>
    <style:style style:name="T32_6" style:family="text">
      <style:text-properties fo:language="none" fo:language-asian="none" fo:language-complex="none" fo:font-weight="bold" style:font-weight-asian="bold" style:font-weight-complex="bold"/>
    </style:style>
    <style:style style:name="T32_7" style:family="text"/>
    <style:style style:name="P33" style:family="paragraph" style:parent-style-name="Heading_20_2">
      <style:paragraph-properties fo:margin-top="0.527cm" fo:margin-bottom="0.527cm"/>
    </style:style>
    <style:style style:name="T33_1" style:family="text">
      <style:text-properties fo:font-style="normal" style:font-style-asian="normal" fo:color="#000000" fo:language="none" fo:language-asian="none" fo:language-complex="none"/>
    </style:style>
    <style:style style:name="P34" style:family="paragraph" style:parent-style-name="Normal">
      <style:paragraph-properties fo:margin-top="0.423cm"/>
    </style:style>
    <style:style style:name="T34_1" style:family="text"/>
    <style:style style:name="T34_2" style:family="text">
      <style:text-properties fo:language="none" fo:language-asian="none" fo:language-complex="none" fo:font-weight="bold" style:font-weight-asian="bold" style:font-weight-complex="bold"/>
    </style:style>
    <style:style style:name="T34_3" style:family="text"/>
    <style:style style:name="T34_4" style:family="text">
      <style:text-properties fo:language="none" fo:language-asian="none" fo:language-complex="none" fo:font-weight="bold" style:font-weight-asian="bold" style:font-weight-complex="bold"/>
    </style:style>
    <style:style style:name="T34_5" style:family="text"/>
    <style:style style:name="P35" style:family="paragraph" style:parent-style-name="Heading_20_2">
      <style:paragraph-properties fo:margin-top="0.527cm" fo:margin-bottom="0.527cm"/>
    </style:style>
    <style:style style:name="T35_1" style:family="text">
      <style:text-properties fo:font-style="normal" style:font-style-asian="normal" fo:color="#000000" fo:language="none" fo:language-asian="none" fo:language-complex="none"/>
    </style:style>
    <style:style style:name="P36" style:family="paragraph" style:parent-style-name="Normal">
      <style:paragraph-properties fo:margin-top="0.423cm"/>
    </style:style>
    <style:style style:name="T36_1" style:family="text"/>
    <style:style style:name="P37" style:family="paragraph" style:parent-style-name="Heading_20_1">
      <style:paragraph-properties fo:margin-top="0.568cm" fo:margin-bottom="0.568cm"/>
    </style:style>
    <style:style style:name="T37_1" style:family="text">
      <style:text-properties fo:font-style="normal" style:font-style-asian="normal" fo:color="#000000" fo:language="none" fo:language-asian="none" fo:language-complex="none"/>
    </style:style>
    <style:style style:name="P38" style:family="paragraph" style:parent-style-name="Normal">
      <style:paragraph-properties fo:margin-top="0cm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9" style:family="paragraph" style:parent-style-name="Normal">
      <style:paragraph-properties fo:margin-top="0.423cm"/>
    </style:style>
    <style:style style:name="T39_1" style:family="text"/>
    <style:style style:name="T39_2" style:family="text">
      <style:text-properties fo:language="none" fo:language-asian="none" fo:language-complex="none" fo:font-weight="bold" style:font-weight-asian="bold" style:font-weight-complex="bold"/>
    </style:style>
    <style:style style:name="T39_3" style:family="text"/>
    <style:style style:name="T39_4" style:family="text">
      <style:text-properties fo:language="none" fo:language-asian="none" fo:language-complex="none" fo:font-weight="bold" style:font-weight-asian="bold" style:font-weight-complex="bold"/>
    </style:style>
    <style:style style:name="T39_5" style:family="text"/>
    <style:style style:name="P40" style:family="paragraph" style:parent-style-name="Normal">
      <style:paragraph-properties fo:text-align="left" fo:text-indent="-0.37cm" fo:margin-top="0.423cm" fo:padding-left="0.035cm" fo:border-left="none" fo:margin-left="1.27cm" fo:margin-right="0cm"/>
    </style:style>
    <style:style style:name="T40_1" style:family="text"/>
    <style:style style:name="P41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41_1" style:family="text"/>
    <style:style style:name="P42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42_1" style:family="text"/>
    <style:style style:name="P43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43_1" style:family="text"/>
    <style:style style:name="P44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44_1" style:family="text"/>
    <style:style style:name="P45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45_1" style:family="text"/>
    <style:style style:name="P46" style:family="paragraph" style:parent-style-name="Normal">
      <style:paragraph-properties fo:margin-top="0.423cm"/>
    </style:style>
    <style:style style:name="T46_1" style:family="text">
      <style:text-properties fo:language="none" fo:language-asian="none" fo:language-complex="none" fo:font-weight="bold" style:font-weight-asian="bold" style:font-weight-complex="bold"/>
    </style:style>
    <style:style style:name="T46_2" style:family="text"/>
    <style:style style:name="P47" style:family="paragraph" style:parent-style-name="Normal">
      <style:paragraph-properties fo:margin-top="0.423cm"/>
    </style:style>
    <style:style style:name="T47_1" style:family="text"/>
    <style:style style:name="P48" style:family="paragraph" style:parent-style-name="Normal">
      <style:paragraph-properties fo:text-align="left" fo:text-indent="-0.37cm" fo:margin-top="0.423cm" fo:padding-left="0.035cm" fo:border-left="none" fo:margin-left="1.27cm" fo:margin-right="0cm"/>
    </style:style>
    <style:style style:name="T48_1" style:family="text"/>
    <style:style style:name="T48_2" style:family="text">
      <style:text-properties fo:language="none" fo:language-asian="none" fo:language-complex="none" fo:font-weight="bold" style:font-weight-asian="bold" style:font-weight-complex="bold"/>
    </style:style>
    <style:style style:name="T48_3" style:family="text"/>
    <style:style style:name="P49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49_1" style:family="text"/>
    <style:style style:name="T49_2" style:family="text">
      <style:text-properties fo:language="none" fo:language-asian="none" fo:language-complex="none" fo:font-weight="bold" style:font-weight-asian="bold" style:font-weight-complex="bold"/>
    </style:style>
    <style:style style:name="T49_3" style:family="text"/>
    <style:style style:name="P50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50_1" style:family="text"/>
    <style:style style:name="T50_2" style:family="text">
      <style:text-properties fo:language="none" fo:language-asian="none" fo:language-complex="none" fo:font-weight="bold" style:font-weight-asian="bold" style:font-weight-complex="bold"/>
    </style:style>
    <style:style style:name="T50_3" style:family="text"/>
    <style:style style:name="P51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51_1" style:family="text"/>
    <style:style style:name="T51_2" style:family="text">
      <style:text-properties fo:language="none" fo:language-asian="none" fo:language-complex="none" fo:font-weight="bold" style:font-weight-asian="bold" style:font-weight-complex="bold"/>
    </style:style>
    <style:style style:name="T51_3" style:family="text"/>
    <style:style style:name="P52" style:family="paragraph" style:parent-style-name="Normal">
      <style:paragraph-properties fo:text-align="left" fo:text-indent="-0.37cm" fo:padding-left="0.035cm" fo:border-left="none" fo:margin-left="1.27cm" fo:margin-right="0cm"/>
    </style:style>
    <style:style style:name="T52_1" style:family="text"/>
    <style:style style:name="P53" style:family="paragraph" style:parent-style-name="Heading_20_2">
      <style:paragraph-properties fo:margin-top="0.527cm" fo:margin-bottom="0.527cm"/>
    </style:style>
    <style:style style:name="T53_1" style:family="text">
      <style:text-properties fo:font-style="normal" style:font-style-asian="normal" fo:color="#000000" fo:language="none" fo:language-asian="none" fo:language-complex="none"/>
    </style:style>
    <style:style style:name="P54" style:family="paragraph" style:parent-style-name="Normal">
      <style:paragraph-properties fo:margin-top="0.423cm" fo:margin-bottom="0.423cm"/>
    </style:style>
    <style:style style:name="T54_1" style:family="text"/>
    <style:style style:name="P55" style:family="paragraph" style:parent-style-name="Normal">
      <style:paragraph-properties fo:margin-top="0cm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FR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6" style:family="paragraph" style:parent-style-name="Normal">
      <style:paragraph-properties fo:margin-top="0.423cm"/>
    </style:style>
    <style:style style:name="T56_1" style:family="text"/>
    <style:style style:name="P57" style:family="paragraph" style:parent-style-name="Normal">
      <style:paragraph-properties fo:margin-top="0.423cm"/>
    </style:style>
    <style:style style:name="T57_1" style:family="text">
      <style:text-properties fo:language="none" fo:language-asian="none" fo:language-complex="none" fo:font-weight="bold" style:font-weight-asian="bold" style:font-weight-complex="bold"/>
    </style:style>
    <style:style style:name="P58" style:family="paragraph" style:parent-style-name="Normal">
      <style:paragraph-properties fo:margin-top="0.423cm"/>
    </style:style>
    <style:style style:name="T58_1" style:family="text"/>
    <style:style style:name="P59" style:family="paragraph" style:parent-style-name="Normal">
      <style:paragraph-properties fo:margin-top="0.423cm"/>
    </style:style>
    <style:style style:name="T59_1" style:family="text"/>
    <style:style style:name="P60" style:family="paragraph" style:parent-style-name="Normal">
      <style:paragraph-properties fo:margin-top="0.423cm"/>
    </style:style>
    <style:style style:name="T60_1" style:family="text"/>
    <style:style style:name="P61" style:family="paragraph" style:parent-style-name="Normal">
      <style:paragraph-properties fo:margin-top="0.423cm"/>
    </style:style>
    <style:style style:name="T61_1" style:family="text"/>
    <style:style style:name="P62" style:family="paragraph" style:parent-style-name="Normal">
      <style:paragraph-properties fo:margin-top="0.423cm"/>
    </style:style>
    <style:style style:name="T62_1" style:family="text">
      <style:text-properties fo:language="none" fo:language-asian="none" fo:language-complex="none" fo:font-weight="bold" style:font-weight-asian="bold" style:font-weight-complex="bold"/>
    </style:style>
    <style:style style:name="P63" style:family="paragraph" style:parent-style-name="Normal">
      <style:paragraph-properties fo:margin-top="0.423cm"/>
    </style:style>
    <style:style style:name="T63_1" style:family="text"/>
    <style:style style:name="P64" style:family="paragraph" style:parent-style-name="Normal">
      <style:paragraph-properties fo:margin-top="0.423cm"/>
    </style:style>
    <style:style style:name="T64_1" style:family="text"/>
    <style:style style:name="P65" style:family="paragraph" style:parent-style-name="Normal">
      <style:paragraph-properties fo:margin-top="0.423cm"/>
    </style:style>
    <style:style style:name="T65_1" style:family="text"/>
    <style:style style:name="P66" style:family="paragraph" style:parent-style-name="Normal">
      <style:paragraph-properties fo:margin-top="0.423cm"/>
    </style:style>
    <style:style style:name="T66_1" style:family="text"/>
    <style:style style:name="P67" style:family="paragraph" style:parent-style-name="Normal">
      <style:paragraph-properties fo:margin-top="0.423cm"/>
    </style:style>
    <style:style style:name="T67_1" style:family="text"/>
    <style:style style:name="P68" style:family="paragraph" style:parent-style-name="Normal">
      <style:paragraph-properties fo:margin-top="0.423cm"/>
    </style:style>
    <style:style style:name="T68_1" style:family="text">
      <style:text-properties fo:language="none" fo:language-asian="none" fo:language-complex="none" fo:font-weight="bold" style:font-weight-asian="bold" style:font-weight-complex="bold"/>
    </style:style>
    <style:style style:name="P69" style:family="paragraph" style:parent-style-name="Normal">
      <style:paragraph-properties fo:margin-top="0.423cm"/>
    </style:style>
    <style:style style:name="T69_1" style:family="text"/>
    <style:style style:name="P70" style:family="paragraph" style:parent-style-name="Normal">
      <style:paragraph-properties fo:margin-top="0.423cm"/>
    </style:style>
    <style:style style:name="T70_1" style:family="text"/>
    <style:style style:name="P71" style:family="paragraph" style:parent-style-name="Normal">
      <style:paragraph-properties fo:margin-top="0.423cm"/>
    </style:style>
    <style:style style:name="T71_1" style:family="text"/>
    <style:style style:name="P72" style:family="paragraph" style:parent-style-name="Normal">
      <style:paragraph-properties fo:margin-top="0.423cm"/>
    </style:style>
    <style:style style:name="T72_1" style:family="text"/>
    <style:style style:name="P73" style:family="paragraph" style:parent-style-name="Normal">
      <style:paragraph-properties fo:margin-top="0.423cm"/>
    </style:style>
    <style:style style:name="T73_1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P74" style:family="paragraph" style:parent-style-name="Normal">
      <style:paragraph-properties fo:margin-top="0.423cm"/>
    </style:style>
    <style:style style:name="T74_1" style:family="text"/>
    <style:style style:name="P75" style:family="paragraph" style:parent-style-name="Normal">
      <style:paragraph-properties fo:margin-top="0.423cm"/>
    </style:style>
    <style:style style:name="T75_1" style:family="text"/>
    <style:style style:name="P76" style:family="paragraph" style:parent-style-name="Normal">
      <style:paragraph-properties fo:margin-top="0.423cm"/>
    </style:style>
    <style:style style:name="T76_1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P77" style:family="paragraph" style:parent-style-name="Normal">
      <style:paragraph-properties fo:margin-top="0.423cm"/>
    </style:style>
    <style:style style:name="T77_1" style:family="text"/>
    <style:style style:name="P78" style:family="paragraph" style:parent-style-name="Normal">
      <style:paragraph-properties fo:margin-top="0.423cm"/>
    </style:style>
    <style:style style:name="T78_1" style:family="text"/>
    <style:style style:name="P79" style:family="paragraph" style:parent-style-name="Normal">
      <style:paragraph-properties fo:margin-top="0.423cm"/>
    </style:style>
    <style:style style:name="T79_1" style:family="text"/>
    <style:style style:name="P80" style:family="paragraph" style:parent-style-name="Normal">
      <style:paragraph-properties fo:margin-top="0.423cm"/>
    </style:style>
    <style:style style:name="T80_1" style:family="text"/>
    <style:style style:name="P81" style:family="paragraph" style:parent-style-name="Normal">
      <style:paragraph-properties fo:margin-top="0.423cm"/>
    </style:style>
    <style:style style:name="T81_1" style:family="text">
      <style:text-properties fo:language="none" fo:language-asian="none" fo:language-complex="none" fo:font-weight="bold" style:font-weight-asian="bold" style:font-weight-complex="bold"/>
    </style:style>
    <style:style style:name="P82" style:family="paragraph" style:parent-style-name="Normal">
      <style:paragraph-properties fo:margin-top="0.423cm"/>
    </style:style>
    <style:style style:name="T82_1" style:family="text"/>
    <style:style style:name="P83" style:family="paragraph" style:parent-style-name="Normal">
      <style:paragraph-properties fo:margin-top="0.423cm"/>
    </style:style>
    <style:style style:name="T83_1" style:family="text"/>
    <style:style style:name="P84" style:family="paragraph" style:parent-style-name="Normal">
      <style:paragraph-properties fo:margin-top="0.423cm"/>
    </style:style>
    <style:style style:name="T84_1" style:family="text"/>
    <style:style style:name="P85" style:family="paragraph" style:parent-style-name="Normal">
      <style:paragraph-properties fo:margin-top="0.423cm"/>
    </style:style>
    <style:style style:name="T85_1" style:family="text"/>
    <style:style style:name="P86" style:family="paragraph" style:parent-style-name="Normal">
      <style:paragraph-properties fo:margin-top="0.423cm"/>
    </style:style>
    <style:style style:name="T86_1" style:family="text"/>
    <style:style style:name="P87" style:family="paragraph" style:parent-style-name="Normal">
      <style:paragraph-properties fo:margin-top="0.423cm"/>
    </style:style>
    <style:style style:name="T87_1" style:family="text">
      <style:text-properties fo:language="none" fo:language-asian="none" fo:language-complex="none" fo:font-weight="bold" style:font-weight-asian="bold" style:font-weight-complex="bold"/>
    </style:style>
    <style:style style:name="P88" style:family="paragraph" style:parent-style-name="Normal">
      <style:paragraph-properties fo:margin-top="0.423cm"/>
    </style:style>
    <style:style style:name="T88_1" style:family="text"/>
    <style:style style:name="P89" style:family="paragraph" style:parent-style-name="Normal">
      <style:paragraph-properties fo:margin-top="0.423cm"/>
    </style:style>
    <style:style style:name="T89_1" style:family="text"/>
    <style:style style:name="P90" style:family="paragraph" style:parent-style-name="Normal">
      <style:paragraph-properties fo:margin-top="0.423cm"/>
    </style:style>
    <style:style style:name="T90_1" style:family="text">
      <style:text-properties fo:language="none" fo:language-asian="none" fo:language-complex="none" fo:font-weight="bold" style:font-weight-asian="bold" style:font-weight-complex="bold"/>
    </style:style>
    <style:style style:name="P91" style:family="paragraph" style:parent-style-name="Normal">
      <style:paragraph-properties fo:margin-top="0.423cm"/>
    </style:style>
    <style:style style:name="T91_1" style:family="text"/>
    <style:style style:name="P92" style:family="paragraph" style:parent-style-name="Normal">
      <style:paragraph-properties fo:margin-top="0.423cm"/>
    </style:style>
    <style:style style:name="T92_1" style:family="text"/>
    <style:style style:name="P93" style:family="paragraph" style:parent-style-name="Normal">
      <style:paragraph-properties fo:margin-top="0.423cm"/>
    </style:style>
    <style:style style:name="T93_1" style:family="text"/>
    <style:style style:name="P94" style:family="paragraph" style:parent-style-name="Normal">
      <style:paragraph-properties fo:margin-top="0.423cm"/>
    </style:style>
    <style:style style:name="T94_1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P95" style:family="paragraph" style:parent-style-name="Normal">
      <style:paragraph-properties fo:margin-top="0.423cm"/>
    </style:style>
    <style:style style:name="T95_1" style:family="text"/>
    <style:style style:name="P96" style:family="paragraph" style:parent-style-name="Normal">
      <style:paragraph-properties fo:margin-top="0.423cm"/>
    </style:style>
    <style:style style:name="T96_1" style:family="text">
      <style:text-properties fo:language="none" fo:language-asian="none" fo:language-complex="none" fo:font-weight="bold" style:font-weight-asian="bold" style:font-weight-complex="bold"/>
    </style:style>
    <style:style style:name="P97" style:family="paragraph" style:parent-style-name="Normal">
      <style:paragraph-properties fo:margin-top="0.423cm"/>
    </style:style>
    <style:style style:name="T97_1" style:family="text"/>
    <style:style style:name="P98" style:family="paragraph" style:parent-style-name="Normal">
      <style:paragraph-properties fo:margin-top="0.423cm"/>
    </style:style>
    <style:style style:name="T98_1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P99" style:family="paragraph" style:parent-style-name="Normal">
      <style:paragraph-properties fo:margin-top="0.423cm"/>
    </style:style>
    <style:style style:name="T99_1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P100" style:family="paragraph" style:parent-style-name="Normal">
      <style:paragraph-properties fo:margin-top="0.423cm"/>
    </style:style>
    <style:style style:name="T100_1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P101" style:family="paragraph" style:parent-style-name="Normal">
      <style:paragraph-properties fo:margin-top="0.423cm"/>
    </style:style>
    <style:style style:name="T101_1" style:family="text"/>
    <style:style style:name="P102" style:family="paragraph" style:parent-style-name="Normal">
      <style:paragraph-properties fo:margin-top="0.423cm"/>
    </style:style>
    <style:style style:name="T102_1" style:family="text">
      <style:text-properties fo:language="none" fo:language-asian="none" fo:language-complex="none" fo:font-weight="bold" style:font-weight-asian="bold" style:font-weight-complex="bold"/>
    </style:style>
    <style:style style:name="P103" style:family="paragraph" style:parent-style-name="Normal">
      <style:paragraph-properties fo:margin-top="0.423cm"/>
    </style:style>
    <style:style style:name="T103_1" style:family="text"/>
    <style:style style:name="P104" style:family="paragraph" style:parent-style-name="Normal">
      <style:paragraph-properties fo:margin-top="0.423cm" fo:margin-bottom="0.423cm"/>
    </style:style>
    <style:style style:name="T104_1" style:family="text"/>
  </office:automatic-styles>
  <office:body>
    <office:text>
      <text:p text:style-name="P1"><text:span text:style-name="T1_1">Evaluation<text:s/>Only.<text:s/>Created<text:s/>with<text:s/>Aspose.Words.<text:s/>Copyright<text:s/>2003-2023<text:s/>Aspose<text:s/>Pty<text:s/>Ltd.</text:span></text:p>
      <text:p text:style-name="P2"><text:span text:style-name="T2_1">Isuzuma<text:s/>ryonyine<text:s/>Byaremwe<text:s/>hamwe<text:s/>na<text:s/>Aspose<text:s/>Amagambo<text:s/>Copyright<text:s/>2003-2023<text:s/>Aspose<text:s/>Pty<text:s/>Ltd.<text:s/></text:span></text:p>
      <text:p text:style-name="P3"><text:span text:style-name="T3_1">SHINGIRO<text:s/>ZA<text:s/>KOMISIYO</text:span></text:p>
      <text:p text:style-name="P4"><text:span text:style-name="T4_1">Mudasobwa<text:s/>ni<text:s/>igice<text:s/>cyubuzima<text:s/>bwa<text:s/>buri<text:s/>munsi<text:s/>kubantu<text:s/>benshi<text:s/>muri<text:s/>iki<text:s/>gihe<text:s/>Bikunze<text:s/>gukoreshwa<text:s/>muburyo<text:s/>bubiri<text:s/>butandukanye<text:s/></text:span></text:p>
      <text:h text:style-name="P5" text:outline-level="1"><text:span text:style-name="T5_1">Kwihuza<text:s/>kurubuga<text:s/>rwisi<text:s/>(WWW)</text:span></text:h>
      <text:p text:style-name="P6"><text:span text:style-name="T6_1">Kwihuza<text:s/>namakuru,<text:s/>ibikoresho,<text:s/>abantu<text:s/>nu<text:s/>mwanya<text:s/>uri<text:s/>kure<text:s/>yawe<text:s/>ukoresheje<text:s/>interineti<text:s/></text:span></text:p>
      <text:list text:style-name="LS1" xml:id="list0">
        <text:list-item>
          <text:p text:style-name="P7"><text:span text:style-name="T7_1">Ohereza<text:s/>inshuti,<text:s/>umuryango,<text:s/>hamwe<text:s/>nubucuruzi<text:s/>butaziguye</text:span></text:p>
        </text:list-item>
        <text:list-item>
          <text:p text:style-name="P8"><text:span text:style-name="T8_1">Sangira<text:s/>amakuru<text:s/>ukoresheje<text:s/>amafoto,<text:s/>videwo,<text:s/>hamwe<text:s/>ninyandiko<text:s/>kurubuga<text:s/>rwakira<text:s/>ibyo<text:s/>bintu<text:s/>nka<text:s/>facebook,<text:s/>youtube,<text:s/>flickr,<text:s/>na<text:s/>blogger</text:span></text:p>
        </text:list-item>
        <text:list-item>
          <text:p text:style-name="P9"><text:span text:style-name="T9_1">Kora<text:s/>inyandiko<text:s/>kumurongo<text:s/>zishobora,<text:s/>niba<text:s/>uhisemo,<text:s/>gusangira<text:s/>binyuze<text:s/>muri<text:s/>googledocs<text:s/>cyangwa<text:s/>zoho</text:span></text:p>
        </text:list-item>
        <text:list-item>
          <text:p text:style-name="P10"><text:span text:style-name="T10_1">Kurikiza<text:s/>inyandiko<text:s/>z'abandi<text:s/>kuri<text:s/>izo<text:s/>mbuga<text:s/>o<text:s/>o<text:s/>Shakisha<text:s/>ukohereza<text:s/>akazi,<text:s/>ibicuruzwa<text:s/>na<text:s/>serivisi<text:s/>kumurongo<text:s/>o<text:s/>Usabe<text:s/>akazi,<text:s/>kugura<text:s/>ibicuruzwa<text:s/>kumurongo<text:s/>o<text:s/>Gukurikirana<text:s/>no<text:s/>gucunga<text:s/>konti<text:s/>zawe<text:s/>kuri<text:s/>banki,<text:s/>terefone<text:s/>ngendanwa,<text:s/>ibikorwa,<text:s/>n'amasomero.</text:span></text:p>
        </text:list-item>
        <text:list-item>
          <text:p text:style-name="P11"><text:span text:style-name="T11_1">Kwishura<text:s/>fagitire<text:s/>kumurongo</text:span></text:p>
        </text:list-item>
        <text:list-item>
          <text:p text:style-name="P12"><text:span text:style-name="T12_1">Dosiye<text:s/>Imisoro<text:s/>kumurongo<text:s/>kuri</text:span><text:span text:style-name="T12_2"><text:a xlink:type="simple" xlink:href="http://www.irs.gov/"><text:span text:style-name="T12_3">www<text:s/>irs<text:s/>gov</text:span></text:a></text:span><text:span text:style-name="T12_4"><text:s/>na</text:span><text:span text:style-name="T12_5"><text:a xlink:type="simple" xlink:href="http://www.ftb.ca.gov/"><text:span text:style-name="T12_6">www<text:s/>ftb<text:s/>ca.<text:s/>gov</text:span></text:a></text:span><text:span text:style-name="T12_7"><text:s/>o<text:s/>Koresha<text:s/>ububikoshingiro<text:s/>uhuza<text:s/>binyuze<text:s/>kurubuga,<text:s/>nka<text:s/>Cataloge<text:s/>y'Isomero,<text:s/>Ibinyamakuru<text:s/>n'Ibikoresho,<text:s/>Encyclopedias,<text:s/>Ubuyobozi<text:s/>n'ibikoresho<text:s/>byo<text:s/>kwiga<text:s/>hamwe<text:s/>ninyigisho</text:span></text:p>
        </text:list-item>
      </text:list>
      <text:p text:style-name="P13"><draw:frame svg:x="0cm" svg:y="0cm" svg:width="10.901cm" svg:height="15.875cm" draw:style-name="FR1" text:anchor-type="as-char" draw:z-index="0"><draw:image xlink:href="Pictures/image1.png" xlink:type="simple" xlink:show="embed" xlink:actuate="onLoad"/></draw:frame><draw:frame svg:x="0cm" svg:y="0cm" svg:width="16.51cm" svg:height="16.06cm" draw:style-name="FR2" text:anchor-type="as-char" draw:z-index="0"><draw:image xlink:href="Pictures/image2.png" xlink:type="simple" xlink:show="embed" xlink:actuate="onLoad"/></draw:frame></text:p>
      <text:p text:style-name="P14"><text:span text:style-name="T14_1">o<text:s/>Koresha<text:s/>ububikoshingiro<text:s/>uhuza<text:s/>binyuze<text:s/>kurubuga,<text:s/>nka<text:s/>Cataloge<text:s/>y'Isomero,<text:s/>Ibinyamakuru<text:s/>n'Ibikoresho,<text:s/>Encyclopedias,<text:s/>Ubuyobozi<text:s/>n'ibikoresho<text:s/>byo<text:s/>kwiga<text:s/>hamwe<text:s/>ninyigisho<text:s/>Koresha<text:s/>porogaramu<text:s/>zashyizwe<text:s/>kuri<text:s/>mudasobwa<text:s/>ubwayo,<text:s/>utiriwe<text:s/>uba<text:s/>kumurongo<text:s/></text:span></text:p>
      <text:list text:style-name="LS2" xml:id="list6">
        <text:list-item>
          <text:p text:style-name="P15"><text:span text:style-name="T15_1">Kora<text:s/>inyandiko<text:s/>zakazi<text:s/>kandi<text:s/>zumwuga<text:s/>zireba<text:s/>o<text:s/>Koresha<text:s/>ijambo<text:s/>kugirango<text:s/>ukore<text:s/>reume,<text:s/>imfashanyigisho,<text:s/>udushya,<text:s/>no<text:s/>gutegura<text:s/>inyandiko<text:s/>ushobora<text:s/>kuzigama<text:s/>no<text:s/>guhindura<text:s/>nyuma</text:span></text:p>
        </text:list-item>
      </text:list>
      <text:p text:style-name="P16"><text:span text:style-name="T16_1">o<text:s/>Koresha<text:s/>Power<text:s/>Point<text:s/>kugirango<text:s/>ushireho<text:s/>amashusho<text:s/>yerekana<text:s/>o<text:s/>Koresha<text:s/>Excel<text:s/>kugirango<text:s/>ukore<text:s/>urupapuro</text:span></text:p>
      <text:list text:style-name="LS3" xml:id="list7">
        <text:list-item>
          <text:p text:style-name="P17"><text:span text:style-name="T17_1">Hindura<text:s/>kandi<text:s/>Uvugurure<text:s/>inyandiko<text:s/>umaze<text:s/>gukora<text:s/>kugirango<text:s/>ukore<text:s/>ikintu<text:s/>gishya<text:s/>cyangwa<text:s/>ugumane<text:s/>inyandiko<text:s/>zawe<text:s/>zigezweho<text:s/>kandi<text:s/>zingirakamaro</text:span></text:p>
        </text:list-item>
        <text:list-item>
          <text:p text:style-name="P18"><text:span text:style-name="T18_1">Koresha<text:s/>mudasobwa<text:s/>na<text:s/>porogaramu<text:s/>zihariye<text:s/>mu<text:s/>kazi</text:span></text:p>
        </text:list-item>
        <text:list-item>
          <text:p text:style-name="P19"><text:span text:style-name="T19_1">Bika<text:s/>inyandiko<text:s/>zakozwe<text:s/>kuri<text:s/>mudasobwa<text:s/>rusange<text:s/>kuri<text:s/>disiki<text:s/>igendanwa<text:s/>nka<text:s/>disiki-igikumwe<text:s/>kugirango<text:s/>ubike<text:s/>kugirango<text:s/>uhindure<text:s/>kandi<text:s/>usangire</text:span></text:p>
        </text:list-item>
      </text:list>
      <text:p text:style-name="P20"><text:span text:style-name="T20_1">None,<text:s/>Mudasobwa<text:s/>ni<text:s/>iki?</text:span></text:p>
      <text:p text:style-name="P21"><text:span text:style-name="T21_1">Mudasobwa<text:s/>igizwe<text:s/>n'ibice<text:s/>bibiri:</text:span></text:p>
      <text:list text:style-name="LS4" xml:id="list10">
        <text:list-item>
          <text:p text:style-name="P22"><text:span text:style-name="T22_1">Ibyuma,<text:s/>bigizwe<text:s/>nibice<text:s/>bifatika<text:s/>bigize<text:s/>mudasobwa,<text:s/>ibi<text:s/>nibyo<text:s/>bifata<text:s/>ibitekerezo<text:s/>bivuye<text:s/>kumukoresha,<text:s/>birabitunganya,<text:s/>kandi<text:s/>bisohora<text:s/>ibisubizo<text:s/></text:span></text:p>
        </text:list-item>
        <text:list-item>
          <text:p text:style-name="P23"><text:span text:style-name="T23_1">Porogaramu,<text:s/>igenzura<text:s/>ibyo<text:s/>ubona<text:s/>kuri<text:s/>ecran<text:s/>ya<text:s/>mudasobwa<text:s/>yawe,<text:s/>uburyo<text:s/>ushobora<text:s/>kwinjiza<text:s/>amakuru,<text:s/>uburyo<text:s/>ushobora<text:s/>kwakira<text:s/>ibisohoka,<text:s/>ubwoko<text:s/>bwinyandiko<text:s/>ushobora<text:s/>kureba<text:s/>no<text:s/>gukora,<text:s/>nuburyo<text:s/>ukorana<text:s/>na<text:s/>mudasobwa<text:s/>muri<text:s/>rusange<text:s/>Porogaramu<text:s/>ifatwa<text:s/>nkigice<text:s/>cyingenzi<text:s/>cyibigize<text:s/>uburambe<text:s/>bwo<text:s/>kubara,<text:s/>ariko<text:s/>ntishobora<text:s/>gukora<text:s/>idafite<text:s/>ibyuma<text:s/>byo<text:s/>kuyishyigikira<text:s/>Ibyuma<text:s/>bishaje<text:s/>ntibishobora<text:s/>gukoresha<text:s/>software<text:s/>nshya<text:s/></text:span></text:p>
        </text:list-item>
      </text:list>
      <text:h text:style-name="P24" text:outline-level="1"><text:span text:style-name="T24_1">Ibyuma<text:s/>-<text:s/>ibinyomoro<text:s/>na<text:s/>bolts</text:span></text:h>
      <text:p text:style-name="P25"><draw:frame svg:x="0cm" svg:y="0cm" svg:width="51.435cm" svg:height="27.173cm" draw:style-name="FR3" text:anchor-type="as-char" draw:z-index="0"><draw:image xlink:href="Pictures/image3.png" xlink:type="simple" xlink:show="embed" xlink:actuate="onLoad"/></draw:frame><text:span text:style-name="T25_1"><text:s/></text:span></text:p>
      <text:list text:style-name="LS5" xml:id="list12">
        <text:list-item>
          <text:p text:style-name="P26"><text:span text:style-name="T26_1">Ibi<text:s/>nibyo<text:s/>bituma<text:s/>mudasobwa<text:s/>ikora<text:s/>Akenshi<text:s/>bikubiye<text:s/>mubisanduku<text:s/>bizwi<text:s/>nka<text:s/>umunara<text:s/>wa<text:s/>mudasobwa,<text:s/>cyangwa<text:s/>munsi<text:s/>ya<text:s/>clavier<text:s/>ya<text:s/>mudasobwa<text:s/>igendanwa<text:s/>Mudasobwa<text:s/>zimwe<text:s/>zigezweho<text:s/>zishyira<text:s/>drives<text:s/>hamwe<text:s/>na<text:s/>kibaho<text:s/>inyuma<text:s/>ya<text:s/>ecran<text:s/></text:span></text:p>
        </text:list-item>
        <text:list-item>
          <text:p text:style-name="P27"><text:span text:style-name="T27_1">Ikibaho<text:s/>cya<text:s/>Motherboard<text:s/>gikubiyemo<text:s/>mudasobwa<text:s/>nkuru<text:s/>yo<text:s/>gutunganya<text:s/>(CPU,<text:s/>izwi<text:s/>kandi<text:s/>nka<text:s/>chip)<text:s/>hamwe<text:s/>ninsinga<text:s/>nibyambu<text:s/>bihuza<text:s/>CPU<text:s/>nibindi<text:s/>bice<text:s/>byose<text:s/>bigize<text:s/>mudasobwa,<text:s/>harimo<text:s/>monitor,<text:s/>clavier,<text:s/>imbeba,<text:s/>imbaraga,<text:s/>umurongo<text:s/>wa<text:s/>interineti,<text:s/>hamwe<text:s/>na<text:s/>Drives<text:s/></text:span></text:p>
        </text:list-item>
        <text:list-item>
          <text:p text:style-name="P28"><text:span text:style-name="T28_1">Ibyambu<text:s/>bya<text:s/>USB<text:s/>(Universal<text:s/>Serial<text:s/>Bus)<text:s/>byometse<text:s/>kububiko<text:s/>nuburyo<text:s/>uhuza<text:s/>ibice<text:s/>byo<text:s/>hanze<text:s/>(nka<text:s/>drives<text:s/>yo<text:s/>hanze,<text:s/>kamera,<text:s/>terefone,<text:s/>mp3<text:s/>bakina)<text:s/>kuri<text:s/>mudasobwa<text:s/>Ubusanzwe<text:s/>biri<text:s/>imbere<text:s/>cyangwa<text:s/>inyuma<text:s/>yumunara<text:s/>wa<text:s/>mudasobwa,<text:s/>cyangwa<text:s/>kuruhande<text:s/>rwa<text:s/>mudasobwa<text:s/>igendanwa<text:s/></text:span></text:p>
        </text:list-item>
        <text:list-item>
          <text:p text:style-name="P29"><text:span text:style-name="T29_1">CPU<text:s/>nikintu<text:s/>gifata<text:s/>ibyinjira<text:s/>nibikorwa<text:s/>mugusohoka<text:s/>Nubwonko<text:s/>bwa<text:s/>mudasobwa<text:s/>kandi<text:s/>niyo<text:s/>ikora<text:s/>software<text:s/>zose<text:s/></text:span></text:p>
        </text:list-item>
        <text:list-item>
          <text:p text:style-name="P30"><text:span text:style-name="T30_1">Disiki<text:s/>Ikomeye<text:s/>ni<text:s/>disiki<text:s/>zibika<text:s/>amakuru<text:s/>nka<text:s/>porogaramu<text:s/>ya<text:s/>software<text:s/>hamwe<text:s/>ninyandiko<text:s/>abakoresha<text:s/>interineti<text:s/>Igikoresho<text:s/>nyamukuru<text:s/>gikomeye<text:s/>kizwi<text:s/>kuri<text:s/>C.<text:s/></text:span></text:p>
        </text:list-item>
      </text:list>
      <text:h text:style-name="P31" text:outline-level="2"><text:span text:style-name="T31_1">Gukurikirana</text:span></text:h>
      <text:p text:style-name="P32"><text:span text:style-name="T32_1"><text:s/>Iyi<text:s/>niyo<text:s/>ecran<text:s/>yerekana<text:s/>ifatanye<text:s/>na<text:s/>mudasobwa<text:s/>isa<text:s/>na<text:s/>televiziyo<text:s/>Monitor<text:s/>igufasha<text:s/>kubona<text:s/>inyandiko,<text:s/>amashusho<text:s/>nubushushanyo<text:s/>Nibintu<text:s/>nyamukuru<text:s/>byimikoranire<text:s/>na<text:s/>mudasobwa<text:s/>Ibyo<text:s/>ubona<text:s/>kuri<text:s/>ecran<text:s/>iyo<text:s/>ufunguye<text:s/>mudasobwa<text:s/>ni</text:span><text:span text:style-name="T32_2"><text:s/>Ibiro</text:span><text:span text:style-name="T32_3"><text:s/>Uwiteka</text:span><text:span text:style-name="T32_4"><text:s/>Ibiro</text:span><text:span text:style-name="T32_5"><text:s/>ifite<text:s/>shortcuts<text:s/>kuri<text:s/>progaramu<text:s/>zikoreshwa<text:s/>cyane<text:s/>Amashusho<text:s/>kuri</text:span><text:span text:style-name="T32_6"><text:s/>Ibiro</text:span><text:span text:style-name="T32_7"><text:s/>byitwa<text:s/>amashusho<text:s/>kandi<text:s/>bigereranya<text:s/>porogaramu,<text:s/>inyandiko,<text:s/>na<text:s/>drives<text:s/>kuri<text:s/>mudasobwa<text:s/>Ukoresha<text:s/>imbeba<text:s/>kugirango<text:s/>uyobore<text:s/>desktop<text:s/>hanyuma<text:s/>ufungure<text:s/>kandi<text:s/>ufunge<text:s/>porogaramu<text:s/></text:span></text:p>
      <text:h text:style-name="P33" text:outline-level="2"><text:span text:style-name="T33_1">Mwandikisho</text:span></text:h>
      <text:p text:style-name="P34"><text:span text:style-name="T34_1"><text:s/>Mwandikisho<text:s/>ni<text:s/>nkimashini<text:s/>yandika<text:s/>hiyongereyeho<text:s/>urufunguzo<text:s/>rushya<text:s/>rwo<text:s/>gufasha<text:s/>kuvugana<text:s/>na<text:s/>mudasobwa<text:s/>Urufunguzo<text:s/>rumwe<text:s/>rwingenzi<text:s/>kwibuka<text:s/>ni</text:span><text:span text:style-name="T34_2"><text:s/>Injira</text:span><text:span text:style-name="T34_3"><text:s/>urufunguzo<text:s/>Shakisha<text:s/>i</text:span><text:span text:style-name="T34_4"><text:s/>Umwanya</text:span><text:span text:style-name="T34_5"><text:s/>urufunguzo<text:s/>Uru<text:s/>rufunguzo<text:s/>rukoreshwa<text:s/>mu<text:s/>gusiba<text:s/>amakosa<text:s/>yo<text:s/>kwandika<text:s/>Urashobora<text:s/>gusunika<text:s/>urufunguzo<text:s/>rimwe<text:s/>vuba<text:s/>kugirango<text:s/>uhanagure<text:s/>ibaruwa<text:s/>cyangwa<text:s/>uyifate<text:s/>igihe<text:s/>kirekire<text:s/>kugirango<text:s/>uhanagure<text:s/>amagambo<text:s/>cyangwa<text:s/>interuro<text:s/>yose<text:s/>Ibyo<text:s/>wanditse<text:s/>bizagaragara<text:s/>kuri<text:s/>monite<text:s/>gusa<text:s/>iyo<text:s/>software<text:s/>ukoresha<text:s/>irabimwemerera<text:s/>Abantu<text:s/>benshi<text:s/>bandika<text:s/>inyandiko<text:s/>zijambo,<text:s/>cyangwa<text:s/>mumasanduku<text:s/>yinyandiko<text:s/>kumurongo<text:s/></text:span></text:p>
      <text:h text:style-name="P35" text:outline-level="2"><text:span text:style-name="T35_1">Imbeba</text:span></text:h>
      <text:p text:style-name="P36"><text:span text:style-name="T36_1">Imbeba<text:s/>nigikoresho<text:s/>nyamukuru<text:s/>gikoreshwa<text:s/>mugutumanaho<text:s/>na<text:s/>mudasobwa<text:s/>Imbeba<text:s/>igenzura<text:s/>igishushanyo<text:s/>kuri<text:s/>monitor<text:s/>ya<text:s/>mudasobwa<text:s/>isa<text:s/>nkumwambi,<text:s/>bita<text:s/>icyerekezo<text:s/>Kanda<text:s/>inshuro<text:s/>ebyiri<text:s/>ukanda<text:s/>buto<text:s/>yibumoso<text:s/>yimbeba<text:s/>hasi<text:s/>inshuro<text:s/>ebyiri<text:s/>zikurikiranye<text:s/>mugihe<text:s/>icyerekezo<text:s/>kizenguruka<text:s/>hejuru<text:s/>yishusho<text:s/>kugirango<text:s/>ufungure<text:s/>porogaramu<text:s/>cyangwa<text:s/>inyandiko<text:s/>ijyanye<text:s/>nicyo<text:s/>gishushanyo<text:s/>Ihuza,<text:s/>kumurongo,<text:s/>irakingurwa<text:s/>no<text:s/>kuzenguruka<text:s/>hejuru<text:s/>yurubuga<text:s/>hanyuma<text:s/>ukande<text:s/>buto<text:s/>yimbeba<text:s/>yibumoso<text:s/>rimwe<text:s/>Mudasobwa<text:s/>zigendanwa<text:s/>akenshi<text:s/>zifite<text:s/>trapad<text:s/>cyangwa<text:s/>joystick<text:s/>iri<text:s/>munsi<text:s/>ya<text:s/>clavier<text:s/>aho<text:s/>kuba<text:s/>imbeba<text:s/>Bakoreshwa<text:s/>nkuko<text:s/>imbeba<text:s/>imeze<text:s/></text:span></text:p>
      <text:h text:style-name="P37" text:outline-level="1"><text:span text:style-name="T37_1">Porogaramu<text:s/>-<text:s/>Impamvu<text:s/>dukoresha<text:s/>mudasobwa</text:span></text:h>
      <text:p text:style-name="P38"><draw:frame svg:x="0cm" svg:y="0cm" svg:width="3.307cm" svg:height="4.101cm" draw:style-name="FR4" text:anchor-type="as-char" draw:z-index="0"><draw:image xlink:href="Pictures/image4.png" xlink:type="simple" xlink:show="embed" xlink:actuate="onLoad"/></draw:frame><draw:frame svg:x="0cm" svg:y="0cm" svg:width="4.789cm" svg:height="6.112cm" draw:style-name="FR5" text:anchor-type="as-char" draw:z-index="0"><draw:image xlink:href="Pictures/image5.png" xlink:type="simple" xlink:show="embed" xlink:actuate="onLoad"/></draw:frame><draw:frame svg:x="0cm" svg:y="0cm" svg:width="3.44cm" svg:height="3.916cm" draw:style-name="FR6" text:anchor-type="as-char" draw:z-index="0"><draw:image xlink:href="Pictures/image6.png" xlink:type="simple" xlink:show="embed" xlink:actuate="onLoad"/></draw:frame><draw:frame svg:x="0cm" svg:y="0cm" svg:width="3.228cm" svg:height="3.916cm" draw:style-name="FR7" text:anchor-type="as-char" draw:z-index="0"><draw:image xlink:href="Pictures/image7.png" xlink:type="simple" xlink:show="embed" xlink:actuate="onLoad"/></draw:frame></text:p>
      <text:p text:style-name="P39"><text:span text:style-name="T39_1">Porogaramu<text:s/>bivuga<text:s/>porogaramu<text:s/>ziri<text:s/>muri<text:s/>mudasobwa<text:s/>nka<text:s/>porogaramu<text:s/>zitunganya<text:s/>ijambo,<text:s/>mushakisha<text:s/>ya<text:s/>interineti,<text:s/>imikino,<text:s/>n'ibindi<text:s/>byinshi<text:s/>Porogaramu<text:s/>ituma<text:s/>mudasobwa<text:s/>igira<text:s/>akamaro<text:s/>Porogaramu<text:s/>ya<text:s/>software<text:s/>irashobora<text:s/>kongerwaho<text:s/>cyangwa<text:s/>gusibwa<text:s/>Porogaramu<text:s/>ikomeye<text:s/>cyane<text:s/>ikora<text:s/>kuri<text:s/>mudasobwa<text:s/>ni</text:span><text:span text:style-name="T39_2"><text:s/>Sisitemu<text:s/>ikora</text:span><text:span text:style-name="T39_3"><text:s/>Mudasobwa<text:s/>zose<text:s/>zibitabo<text:s/>zikoresha</text:span><text:span text:style-name="T39_4"><text:s/>Windows</text:span><text:span text:style-name="T39_5"><text:s/>nka<text:s/>sisitemu<text:s/>y'imikorere<text:s/>yabo<text:s/>Sisitemu<text:s/>y'imikorere<text:s/>igenzura:</text:span></text:p>
      <text:list text:style-name="LS6" xml:id="list17">
        <text:list-item>
          <text:p text:style-name="P40"><text:span text:style-name="T40_1">Kugera<text:s/>kuri<text:s/>porogaramu<text:s/>-<text:s/>Porogaramu<text:s/>nka<text:s/>Ijambo,<text:s/>Excel<text:s/>na<text:s/>Internet<text:s/>Explorer</text:span></text:p>
        </text:list-item>
        <text:list-item>
          <text:p text:style-name="P41"><text:span text:style-name="T41_1">Umukoresha<text:s/>Imigaragarire<text:s/>–Ibiro,<text:s/>Ibishushanyo<text:s/>na<text:s/>Ibikubiyemo</text:span></text:p>
        </text:list-item>
        <text:list-item>
          <text:p text:style-name="P42"><text:span text:style-name="T42_1">Periferiya<text:s/>-<text:s/>Gukurikirana,<text:s/>Imbeba,<text:s/>Mwandikisho,<text:s/>Disiki<text:s/>ya<text:s/>Disiki</text:span></text:p>
        </text:list-item>
        <text:list-item>
          <text:p text:style-name="P43"><text:span text:style-name="T43_1">Kubika<text:s/>no<text:s/>gushaka<text:s/>amakuru</text:span></text:p>
        </text:list-item>
        <text:list-item>
          <text:p text:style-name="P44"><text:span text:style-name="T44_1">Ibisohoka<text:s/>-<text:s/>gucapa<text:s/>no<text:s/>gukuramo</text:span></text:p>
        </text:list-item>
        <text:list-item>
          <text:p text:style-name="P45"><text:span text:style-name="T45_1">Iyinjiza<text:s/>-<text:s/>Mwandikisho<text:s/>nimbeba</text:span></text:p>
        </text:list-item>
      </text:list>
      <text:p text:style-name="P46"><text:span text:style-name="T46_1">Porogaramu</text:span><text:span text:style-name="T46_2"><text:s/>ni<text:s/>software<text:s/>ishobora<text:s/>kongerwaho<text:s/>cyangwa<text:s/>gusibwa<text:s/>muri<text:s/>mudasobwa<text:s/>idahinduye<text:s/>Sisitemu<text:s/>ikora<text:s/>Ibinyuranye<text:s/>ntabwo<text:s/>arukuri<text:s/>Niba<text:s/>uhinduye<text:s/>sisitemu<text:s/>y'imikorere,<text:s/>ugomba<text:s/>kenshi<text:s/>guhindura<text:s/>Porogaramu<text:s/>yawe,<text:s/>nayo,<text:s/>nkuko<text:s/>Porogaramu<text:s/>ikoresha<text:s/>ibice<text:s/>biva<text:s/>muri<text:s/>sisitemu<text:s/>ikora<text:s/>kugirango<text:s/>ikore,<text:s/>kandi<text:s/>akenshi<text:s/>byashizweho<text:s/>muburyo<text:s/>bwihariye<text:s/>bwa<text:s/>sisitemu<text:s/>ikora.<text:s/></text:span></text:p>
      <text:p text:style-name="P47"><text:span text:style-name="T47_1">Porogaramu<text:s/>zisanzwe<text:s/>ni:</text:span></text:p>
      <text:list text:style-name="LS7" xml:id="list23">
        <text:list-item>
          <text:p text:style-name="P48"><text:span text:style-name="T48_1">Mucukumbuzi<text:s/>ya<text:s/>interineti<text:s/>-<text:s/>nka</text:span><text:span text:style-name="T48_2"><text:s/>Internet<text:s/>Explorer</text:span><text:span text:style-name="T48_3"><text:s/>,<text:s/>Safari,<text:s/>Firefox,<text:s/>na<text:s/>Chrome,<text:s/>bikoreshwa<text:s/>mugushakisha<text:s/>interineti<text:s/>cyangwa<text:s/>kugera<text:s/>kububiko<text:s/>nkububiko<text:s/>bwibitabo<text:s/></text:span></text:p>
        </text:list-item>
        <text:list-item>
          <text:p text:style-name="P49"><text:span text:style-name="T49_1">Abatunganya<text:s/>Ijambo<text:s/>-<text:s/>nka</text:span><text:span text:style-name="T49_2"><text:s/>Ijambo<text:s/>rya<text:s/>Microsoft</text:span><text:span text:style-name="T49_3"><text:s/>,<text:s/>iWork<text:s/>Urupapuro,<text:s/>na<text:s/>Gufungura<text:s/>Office<text:s/>Andika,<text:s/>bikoreshwa<text:s/>mugutunganya<text:s/>ijambo,<text:s/>gukora<text:s/>inyuguti,<text:s/>inyandiko,<text:s/>fliers<text:s/>nibindi:</text:span></text:p>
        </text:list-item>
        <text:list-item>
          <text:p text:style-name="P50"><text:span text:style-name="T50_1">Urupapuro<text:s/>rwerekana<text:s/>amashanyarazi<text:s/>-<text:s/>nka</text:span><text:span text:style-name="T50_2"><text:s/>Microsoft<text:s/>Excel</text:span><text:span text:style-name="T50_3"><text:s/>,<text:s/>iWork<text:s/>Numero,<text:s/>na<text:s/>Gufungura<text:s/>Office<text:s/>Calc,<text:s/>bikoreshwa<text:s/>mugutegura<text:s/>amakuru<text:s/>no<text:s/>gukora<text:s/>imibare<text:s/>nimbonerahamwe<text:s/>ukoresheje<text:s/>ayo<text:s/>makuru<text:s/>Nibyiza<text:s/>kandi<text:s/>gutondekanya<text:s/>urutonde<text:s/>rwibintu<text:s/></text:span></text:p>
        </text:list-item>
        <text:list-item>
          <text:p text:style-name="P51"><text:span text:style-name="T51_1">Porogaramu<text:s/>Yerekana<text:s/>-<text:s/>nka</text:span><text:span text:style-name="T51_2"><text:s/>Microsoft<text:s/>Powerpont</text:span><text:span text:style-name="T51_3"><text:s/>,<text:s/>iWork<text:s/>Keynote,<text:s/>na<text:s/>Gufungura<text:s/>Office<text:s/>Impress,<text:s/>bikoreshwa<text:s/>mugukora<text:s/>slide-kwerekana<text:s/>nkibiganiro<text:s/>nkibiri<text:s/>kuri<text:s/>ecran<text:s/>muri<text:s/>iri<text:s/>somo<text:s/></text:span></text:p>
        </text:list-item>
        <text:list-item>
          <text:p text:style-name="P52"><text:span text:style-name="T52_1">Gahunda<text:s/>yo<text:s/>Gushushanya;<text:s/>Kureba<text:s/>no<text:s/>guhindura<text:s/>amafoto<text:s/>ya<text:s/>digitale;<text:s/>Gukora<text:s/>imbuga<text:s/>za<text:s/>interineti;<text:s/>Gukora<text:s/>no<text:s/>guhindura<text:s/>imibare;<text:s/>Gukurikirana<text:s/>amakuru<text:s/>yamakuru<text:s/>cyangwa<text:s/>kalendari;<text:s/>Gukina<text:s/>imikino;<text:s/>Hafi<text:s/>y'ibindi<text:s/>byose<text:s/>ushobora<text:s/>gutekereza<text:s/>gukora<text:s/>kuri<text:s/>mudasobwa<text:s/></text:span></text:p>
        </text:list-item>
      </text:list>
      <text:h text:style-name="P53" text:outline-level="2"><text:span text:style-name="T53_1">INGINGO<text:s/>Z'INGENZI<text:s/>ZA<text:s/>WINDOW</text:span></text:h>
      <text:p text:style-name="P54"><text:span text:style-name="T54_1">Iyo<text:s/>ufunguye<text:s/>mudasobwa,<text:s/>desktop<text:s/>irakinguye<text:s/>nibishushanyo<text:s/>bike,<text:s/>byerekana<text:s/>porogaramu<text:s/>cyangwa<text:s/>ahantu<text:s/>kuri<text:s/>mudasobwa<text:s/>Iyo<text:s/>ukanze<text:s/>inshuro<text:s/>ebyiri<text:s/>kuri<text:s/>kimwe<text:s/>muri<text:s/>ibyo<text:s/>bishushanyo,<text:s/>idirishya<text:s/>rishya<text:s/>rizakingurwa,<text:s/>ririmo<text:s/>porogaramu<text:s/>wafunguye,<text:s/>cyangwa<text:s/>menu<text:s/>yo<text:s/>kugendana<text:s/>ahantu<text:s/>wafunguye,<text:s/>nka<text:s/>dosiye<text:s/>zabitswe<text:s/>kuri<text:s/>disiki<text:s/>runaka<text:s/>cyangwa<text:s/>mububiko<text:s/>bwihariye.<text:s/>Windows<text:s/>yose<text:s/>isangiye<text:s/>ibice<text:s/>bimwe<text:s/></text:span></text:p>
      <text:p text:style-name="P55"><draw:frame svg:x="0cm" svg:y="0cm" svg:width="19.976cm" svg:height="25.691cm" draw:style-name="FR8" text:anchor-type="as-char" draw:z-index="0"><draw:image xlink:href="Pictures/image8.png" xlink:type="simple" xlink:show="embed" xlink:actuate="onLoad"/></draw:frame><draw:frame svg:x="0cm" svg:y="0cm" svg:width="16.51cm" svg:height="22.172cm" draw:style-name="FR9" text:anchor-type="as-char" draw:z-index="0"><draw:image xlink:href="Pictures/image9.png" xlink:type="simple" xlink:show="embed" xlink:actuate="onLoad"/></draw:frame></text:p>
      <text:p text:style-name="P56"><text:span text:style-name="T56_1">None</text:span></text:p>
      <text:p text:style-name="P57"><text:span text:style-name="T57_1">Umutwe</text:span></text:p>
      <text:p text:style-name="P58"><text:span text:style-name="T58_1">-</text:span></text:p>
      <text:p text:style-name="P59"><text:span text:style-name="T59_1">ikubwira<text:s/>iki</text:span></text:p>
      <text:p text:style-name="P60"><text:span text:style-name="T60_1">imikorere<text:s/>cyangwa<text:s/>gahunda<text:s/>urimo</text:span></text:p>
      <text:p text:style-name="P61"><text:span text:style-name="T61_1">None</text:span></text:p>
      <text:p text:style-name="P62"><text:span text:style-name="T62_1">Ibikubiyemo</text:span></text:p>
      <text:p text:style-name="P63"><text:span text:style-name="T63_1">-</text:span></text:p>
      <text:p text:style-name="P64"><text:span text:style-name="T64_1">Harimo<text:s/>amategeko</text:span></text:p>
      <text:p text:style-name="P65"><text:span text:style-name="T65_1">n'imikorere<text:s/>ya</text:span></text:p>
      <text:p text:style-name="P66"><text:span text:style-name="T66_1">idirishya</text:span></text:p>
      <text:p text:style-name="P67"><text:span text:style-name="T67_1">None</text:span></text:p>
      <text:p text:style-name="P68"><text:span text:style-name="T68_1">Kugabanya<text:s/>Buto</text:span></text:p>
      <text:p text:style-name="P69"><text:span text:style-name="T69_1">None</text:span></text:p>
      <text:p text:style-name="P70"><text:span text:style-name="T70_1">Shyira<text:s/>idirishya</text:span></text:p>
      <text:p text:style-name="P71"><text:span text:style-name="T71_1">kumurongo<text:s/>wibikorwa,<text:s/>ariko<text:s/>ntabwo<text:s/>ifunga<text:s/>i</text:span></text:p>
      <text:p text:style-name="P72"><text:span text:style-name="T72_1">Porogaramu<text:s/></text:span></text:p>
      <text:p text:style-name="P73"><text:span text:style-name="T73_1">Kanda</text:span></text:p>
      <text:p text:style-name="P74"><text:span text:style-name="T74_1">Kuri<text:s/>Kugabanya</text:span></text:p>
      <text:p text:style-name="P75"><text:span text:style-name="T75_1">buto<text:s/>Gufungura<text:s/>idirishya,</text:span></text:p>
      <text:p text:style-name="P76"><text:span text:style-name="T76_1">kanda</text:span></text:p>
      <text:p text:style-name="P77"><text:span text:style-name="T77_1">ku</text:span></text:p>
      <text:p text:style-name="P78"><text:span text:style-name="T78_1">ni<text:s/>Kuva<text:s/>i<text:s/>Umwanya<text:s/>(Imyenda<text:s/>yumurongo</text:span></text:p>
      <text:p text:style-name="P79"><text:span text:style-name="T79_1">hakurya<text:s/>ya<text:s/>ecran)</text:span></text:p>
      <text:p text:style-name="P80"><text:span text:style-name="T80_1">None</text:span></text:p>
      <text:p text:style-name="P81"><text:span text:style-name="T81_1">Koresha<text:s/>buto</text:span></text:p>
      <text:p text:style-name="P82"><text:span text:style-name="T82_1">Garuka<text:s/>Idirishya</text:span></text:p>
      <text:p text:style-name="P83"><text:span text:style-name="T83_1">Kuri<text:s/>ingano<text:s/>yuzuye<text:s/>Iyo<text:s/>idirishya<text:s/>ari</text:span></text:p>
      <text:p text:style-name="P84"><text:span text:style-name="T84_1">ntarengwa,<text:s/>buto<text:s/>ihinduka<text:s/>kuri<text:s/>bibiri</text:span></text:p>
      <text:p text:style-name="P85"><text:span text:style-name="T85_1">kare<text:s/>kare<text:s/>aho<text:s/>kuba<text:s/>imwe<text:s/>nini</text:span></text:p>
      <text:p text:style-name="P86"><text:span text:style-name="T86_1">kare<text:s/>Iyi<text:s/>ni</text:span></text:p>
      <text:p text:style-name="P87"><text:span text:style-name="T87_1">Kugarura</text:span></text:p>
      <text:p text:style-name="P88"><text:span text:style-name="T88_1">buto<text:s/></text:span></text:p>
      <text:p text:style-name="P89"><text:span text:style-name="T89_1">None</text:span></text:p>
      <text:p text:style-name="P90"><text:span text:style-name="T90_1">Funga<text:s/>Buto</text:span></text:p>
      <text:p text:style-name="P91"><text:span text:style-name="T91_1">-</text:span></text:p>
      <text:p text:style-name="P92"><text:span text:style-name="T92_1">Funga<text:s/>idirishya<text:s/>kandi</text:span></text:p>
      <text:p text:style-name="P93"><text:span text:style-name="T93_1">guhagarika<text:s/>iyo<text:s/>porogaramu<text:s/></text:span></text:p>
      <text:p text:style-name="P94"><text:span text:style-name="T94_1">Kanda</text:span></text:p>
      <text:p text:style-name="P95"><text:span text:style-name="T95_1">kuri</text:span></text:p>
      <text:p text:style-name="P96"><text:span text:style-name="T96_1">X.</text:span></text:p>
      <text:p text:style-name="P97"><text:span text:style-name="T97_1">gufunga<text:s/>idirishya<text:s/>Noneho</text:span></text:p>
      <text:p text:style-name="P98"><text:span text:style-name="T98_1">kabiri</text:span></text:p>
      <text:p text:style-name="P99"><text:span text:style-name="T99_1">None</text:span></text:p>
      <text:p text:style-name="P100"><text:span text:style-name="T100_1">kanda</text:span></text:p>
      <text:p text:style-name="P101"><text:span text:style-name="T101_1">ku</text:span></text:p>
      <text:p text:style-name="P102"><text:span text:style-name="T102_1">Internet<text:s/>Explorer</text:span></text:p>
      <text:p text:style-name="P103"><text:span text:style-name="T103_1">Gufungura</text:span></text:p>
      <text:p text:style-name="P104"><text:span text:style-name="T104_1">na<text:s/>none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 Light" svg:font-family="Calibri Light"/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cm" fo:keep-with-next="always" fo:keep-together="always"/>
      <style:text-properties fo:font-style="normal" style:font-style-asian="normal" fo:color="#2f5496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071cm" fo:margin-bottom="0cm" fo:keep-with-next="always" fo:keep-together="always"/>
      <style:text-properties fo:font-style="normal" style:font-style-asian="normal" fo:color="#2f5496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071cm" fo:margin-bottom="0cm" fo:keep-with-next="always" fo:keep-together="always"/>
      <style:text-properties fo:font-style="normal" style:font-style-asian="normal" fo:color="#1f3763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071cm" fo:margin-bottom="0cm" fo:keep-with-next="always" fo:keep-together="always"/>
      <style:text-properties fo:font-style="normal" style:font-style-asian="normal" style:font-style-complex="italic" fo:color="#2f5496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071cm" fo:margin-bottom="0cm" fo:keep-with-next="always" fo:keep-together="always"/>
      <style:text-properties fo:font-style="normal" style:font-style-asian="normal" fo:color="#2f5496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071cm" fo:margin-bottom="0cm" fo:keep-with-next="always" fo:keep-together="always"/>
      <style:text-properties fo:font-style="normal" style:font-style-asian="normal" fo:color="#1f3763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16pt" style:font-name-asian="Times New Roman" style:font-size-asian="16pt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name-asian="Times New Roman" style:font-size-asian="13pt" style:font-name-complex="Times New Roman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name-asian="Times New Roman" style:font-size-asian="12pt" style:font-name-complex="Times New Roman" style:font-size-complex="12pt"/>
    </style:style>
    <style:style style:name="Heading_20_4_20_Char" style:display-name="Heading 4 Char" style:family="text" style:parent-style-name="Default_20_Paragraph_20_Font">
      <style:text-properties fo:font-style="italic" style:font-style-asian="italic" style:font-style-complex="italic" fo:color="#2f5496" style:font-name="Calibri Light" style:font-name-asian="Times New Roman" style:font-name-complex="Times New Roman"/>
    </style:style>
    <style:style style:name="Heading_20_5_20_Char" style:display-name="Heading 5 Char" style:family="text" style:parent-style-name="Default_20_Paragraph_20_Font">
      <style:text-properties fo:color="#2f5496" style:font-name="Calibri Light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1f3763" style:font-name="Calibri Light" style:font-name-asian="Times New Roman" style:font-name-complex="Times New Roman"/>
    </style:style>
    <style:style style:name="List1Level0" style:family="text">
      <style:text-properties style:font-name="Symbol" fo:font-weight="normal" style:font-weight-asian="normal" style:font-weight-complex="norma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weight="normal" style:font-weight-asian="normal" style:font-weight-complex="norma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 fo:font-weight="normal" style:font-weight-asian="normal" style:font-weight-complex="norma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weight="normal" style:font-weight-asian="normal" style:font-weight-complex="norma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style:font-name="Symbol" fo:font-weight="normal" style:font-weight-asian="normal" style:font-weight-complex="norma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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weight="normal" style:font-weight-asian="normal" style:font-weight-complex="normal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Symbol" fo:font-weight="normal" style:font-weight-asian="normal" style:font-weight-complex="normal"/>
    </style:style>
    <style:style style:name="List4Level1" style:family="text">
      <style:text-properties style:font-name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/>
    </style:style>
    <style:style style:name="List4Level8" style:family="text">
      <style:text-properties style:font-name="Wingdings"/>
    </style:style>
    <text:list-style style:name="LS4">
      <text:list-level-style-bullet text:bullet-char="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weight="normal" style:font-weight-asian="normal" style:font-weight-complex="normal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Level0" style:family="text">
      <style:text-properties style:font-name="Symbol" fo:font-weight="normal" style:font-weight-asian="normal" style:font-weight-complex="normal"/>
    </style:style>
    <style:style style:name="List5Level1" style:family="text">
      <style:text-properties style:font-name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weight="normal" style:font-weight-asian="normal" style:font-weight-complex="norma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Level0" style:family="text">
      <style:text-properties style:font-name="Symbol" fo:font-weight="normal" style:font-weight-asian="normal" style:font-weight-complex="normal"/>
    </style:style>
    <style:style style:name="List6Level1" style:family="text">
      <style:text-properties style:font-name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/>
    </style:style>
    <style:style style:name="List6Level8" style:family="text">
      <style:text-properties style:font-name="Wingdings"/>
    </style:style>
    <text:list-style style:name="LS6">
      <text:list-level-style-bullet text:bullet-char="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weight="normal" style:font-weight-asian="normal" style:font-weight-complex="normal"/>
      </text:list-level-style-bullet>
      <text:list-level-style-bullet text:bullet-char="o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="Symbol" fo:font-weight="normal" style:font-weight-asian="normal" style:font-weight-complex="normal"/>
    </style:style>
    <style:style style:name="List7Level1" style:family="text">
      <style:text-properties style:font-name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/>
    </style:style>
    <style:style style:name="List7Level8" style:family="text">
      <style:text-properties style:font-name="Wingdings"/>
    </style:style>
    <text:list-style style:name="LS7">
      <text:list-level-style-bullet text:bullet-char="" text:style-name="List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weight="normal" style:font-weight-asian="normal" style:font-weight-complex="normal"/>
      </text:list-level-style-bullet>
      <text:list-level-style-bullet text:bullet-char="o" text:style-name="List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>
      <style:paragraph-properties fo:margin-top="0cm" fo:margin-bottom="0cm"/>
      <style:text-properties style:font-name="Times New Roman" fo:font-size="12pt" style:font-name-asian="Times New Roman" style:font-size-asian="12pt" style:font-name-complex="Times New Roman" style:font-size-complex="12pt" fo:language="none" fo:language-asian="none" fo:language-complex="none"/>
    </style:style>
    <style:style style:name="FR1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background" draw:auto-grow-height="false" draw:auto-grow-width="false"/>
    </style:style>
    <style:style style:name="FR2" style:family="graphic" style:parent-style-name="Normal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style:wrap="run-through" style:run-through="background" draw:auto-grow-height="false" draw:auto-grow-width="false"/>
    </style:style>
    <style:style style:name="P2" style:family="paragraph" style:parent-style-name="Normal"/>
    <style:style style:name="T2_1" style:family="text">
      <style:text-properties fo:color="#ff0000" fo:font-size="12pt" style:font-size-asian="12pt" fo:font-weight="bold" style:font-weight-asian="bold"/>
    </style:style>
    <style:style style:name="P3" style:family="paragraph" style:parent-style-name="Normal">
      <style:paragraph-properties fo:margin-top="0cm" fo:margin-bottom="0cm"/>
    </style:style>
    <style:style style:name="T3_1" style:family="text">
      <style:text-properties fo:color="#ff0000" fo:language="none" fo:language-asian="none" fo:language-complex="none" fo:font-weight="bold" style:font-weight-asian="bold" style:font-weight-complex="bold"/>
    </style:style>
  </office:automatic-styles>
  <office:master-styles>
    <style:master-page style:name="Standard" style:page-layout-name="pm1">
      <style:header>
        <text:p text:style-name="P1"><draw:frame svg:x="0cm" svg:y="0cm" svg:width="16.51cm" svg:height="8.973cm" draw:style-name="FR1" text:anchor-type="char" draw:z-index="0"><draw:image xlink:href="Pictures/image10.png" xlink:type="simple" xlink:show="embed" xlink:actuate="onLoad"/></draw:frame><draw:frame svg:x="0cm" svg:y="0cm" svg:width="16.51cm" svg:height="8.996cm" draw:style-name="FR2" text:anchor-type="char" draw:z-index="65534"><draw:image xlink:href="Pictures/image11.png" xlink:type="simple" xlink:show="embed" xlink:actuate="onLoad"/></draw:frame></text:p>
      </style:header>
      <style:footer>
        <text:p text:style-name="P2"><text:span text:style-name="T2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  <text:p text:style-name="P3"><text:span text:style-name="T3_1">Byakozwe<text:s/>hamwe<text:s/>nisuzuma<text:s/>rya<text:s/>kopi<text:s/>ya<text:s/>Aspose<text:s/>Amagambo<text:s/>Kugirango<text:s/>umenye<text:s/>verisiyo<text:s/>yuzuye<text:s/>ya<text:s/>API<text:s/>zacu<text:s/>nyamuneka<text:s/>sura:<text:s/>https:<text:s/>//<text:s/>ibicuruzwa<text:s/>aspose<text:s/>com<text:s/>/<text:s/>amagambo<text:s/>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Python via .NET 23.3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